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proxima-nova" svg:font-family="proxima-nova, Arial, Verdana"/>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left" fo:background-color="transparent">
        <style:background-image/>
      </style:table-properties>
    </style:style>
    <style:style style:name="Table1.A" style:family="table-column">
      <style:table-column-properties style:column-width="0.2507in"/>
    </style:style>
    <style:style style:name="Table1.B" style:family="table-column">
      <style:table-column-properties style:column-width="0.1674in"/>
    </style:style>
    <style:style style:name="Table1.C" style:family="table-column">
      <style:table-column-properties style:column-width="2.6715in"/>
    </style:style>
    <style:style style:name="Table1.D" style:family="table-column">
      <style:table-column-properties style:column-width="0.2403in"/>
    </style:style>
    <style:style style:name="Table1.F" style:family="table-column">
      <style:table-column-properties style:column-width="3.4278in"/>
    </style:style>
    <style:style style:name="Table1.A1" style:family="table-cell">
      <style:table-cell-properties style:vertical-align="middle" style:border-line-width-left="0.0007in 0.0014in 0.0007in" style:border-line-width-top="0.0007in 0.0014in 0.0007in" style:border-line-width-bottom="0.0007in 0.0014in 0.0007in" fo:padding="0.0194in" fo:border-left="0.2pt double #808080" fo:border-right="none" fo:border-top="0.2pt double #808080" fo:border-bottom="0.2pt double #808080"/>
    </style:style>
    <style:style style:name="Table1.F1" style:family="table-cell">
      <style:table-cell-properties style:vertical-align="middle" style:border-line-width="0.0007in 0.0014in 0.0007in" fo:padding="0.0194in" fo:border="0.2pt double #808080"/>
    </style:style>
    <style:style style:name="Table1.A2" style:family="table-cell">
      <style:table-cell-properties style:vertical-align="middle" style:border-line-width-left="0.0007in 0.0014in 0.0007in" style:border-line-width-bottom="0.0007in 0.0014in 0.0007in" fo:padding="0.0194in" fo:border-left="0.2pt double #808080" fo:border-right="none" fo:border-top="none" fo:border-bottom="0.2pt double #808080"/>
    </style:style>
    <style:style style:name="Table1.F2" style:family="table-cell">
      <style:table-cell-properties style:vertical-align="middle"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P1" style:family="paragraph" style:parent-style-name="Standard">
      <style:paragraph-properties style:line-height-at-least="0.2083in"/>
      <style:text-properties fo:font-variant="normal" fo:text-transform="none" fo:color="#333333" style:font-name="proxima-nova" fo:font-size="10.5pt" fo:letter-spacing="normal" fo:font-style="normal" fo:font-weight="normal" fo:background-color="#d1d2d2" fo:padding="0in" fo:border="none"/>
    </style:style>
    <style:style style:name="P2" style:family="paragraph" style:parent-style-name="Standard">
      <style:paragraph-properties style:line-height-at-least="0.2083in"/>
      <style:text-properties fo:font-variant="normal" fo:text-transform="none" fo:color="#333333" style:font-name="proxima-nova" fo:font-size="10.5pt" fo:letter-spacing="normal" fo:font-style="normal" fo:font-weight="normal" officeooo:paragraph-rsid="000f8177" fo:padding="0in" fo:border="none"/>
    </style:style>
    <style:style style:name="P3" style:family="paragraph" style:parent-style-name="Standard">
      <style:paragraph-properties style:line-height-at-least="0.2083in"/>
      <style:text-properties fo:font-variant="normal" fo:text-transform="none" fo:color="#333333" fo:letter-spacing="normal" officeooo:paragraph-rsid="000f8177" fo:padding="0in" fo:border="none"/>
    </style:style>
    <style:style style:name="P4" style:family="paragraph" style:parent-style-name="Standard">
      <style:paragraph-properties fo:margin-left="0in" fo:margin-right="0in" style:line-height-at-least="0.2083in" fo:text-indent="0in" style:auto-text-indent="false"/>
      <style:text-properties fo:font-variant="normal" fo:text-transform="none" fo:color="#333333" style:font-name="proxima-nova" fo:font-size="10.5pt" fo:letter-spacing="normal" fo:font-style="normal" fo:font-weight="normal" fo:padding="0in" fo:border="none"/>
    </style:style>
    <style:style style:name="P5" style:family="paragraph" style:parent-style-name="Standard">
      <style:paragraph-properties fo:margin-left="0in" fo:margin-right="0in" style:line-height-at-least="0.2083in" fo:text-indent="0in" style:auto-text-indent="false"/>
      <style:text-properties fo:font-variant="normal" fo:text-transform="none" fo:color="#333333" style:font-name="proxima-nova" fo:font-size="10.5pt" fo:letter-spacing="normal" fo:font-style="normal" fo:font-weight="normal" officeooo:paragraph-rsid="000f8177" fo:padding="0in" fo:border="none"/>
    </style:style>
    <style:style style:name="P6" style:family="paragraph" style:parent-style-name="Standard">
      <style:paragraph-properties fo:margin-left="0in" fo:margin-right="0in" style:line-height-at-least="0.2083in" fo:text-indent="0in" style:auto-text-indent="false"/>
      <style:text-properties fo:font-variant="normal" fo:text-transform="none" fo:color="#333333" style:font-name="proxima-nova" fo:font-size="10.5pt" fo:letter-spacing="normal" fo:font-style="normal" fo:font-weight="normal" fo:background-color="#d1d2d2" fo:padding="0in" fo:border="none"/>
    </style:style>
    <style:style style:name="P7" style:family="paragraph" style:parent-style-name="Standard">
      <style:paragraph-properties style:line-height-at-least="0.2083in"/>
      <style:text-properties fo:font-variant="normal" fo:text-transform="none" fo:color="#333333" style:font-name="proxima-nova" fo:font-size="10.5pt" fo:letter-spacing="normal" fo:font-style="normal" fo:font-weight="normal" officeooo:paragraph-rsid="000f8177" fo:padding="0in" fo:border="none"/>
    </style:style>
    <style:style style:name="P8" style:family="paragraph" style:parent-style-name="Standard">
      <style:paragraph-properties style:line-height-at-least="0.2083in"/>
      <style:text-properties fo:font-variant="normal" fo:text-transform="none" fo:color="#333333" style:font-name="proxima-nova" fo:font-size="10.5pt" fo:letter-spacing="normal" fo:font-style="normal" fo:font-weight="normal" officeooo:paragraph-rsid="0011679f" fo:padding="0in" fo:border="none"/>
    </style:style>
    <style:style style:name="T1" style:family="text">
      <style:text-properties style:font-name="proxima-nova" fo:font-size="10.5pt"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Instructions for use</text:p>
      <text:p text:style-name="P5">SURGICEL™ FIBRILLARTABOTAMP™ FIBRILLAR</text:p>
      <text:p text:style-name="P5">Absorbable Haemostat </text:p>
      <text:p text:style-name="P5">(oxidised regenerated cellulose)</text:p>
      <text:p text:style-name="P5">￼</text:p>
      <text:p text:style-name="P4">Page: 2</text:p>
      <text:p text:style-name="P2">Description</text:p>
      <text:p text:style-name="P2">SURGICEL™ FIBRILLAR Absorbable Haemostat is a sterile absorbable fibrous material prepared by the controlled oxidation of regenerated cellulose. The fabric is white with a pale yellow cast and has a faint, caramel-like aroma. It is strong and can be sutured or cut without fraying. It is stable and should be stored at controlled room temperature. A slight discolouration may occur with age, but this does not affect performance.</text:p>
      <text:p text:style-name="P2">The fibrillar form of the product allows the surgeon to grasp with forceps any amount of SURGICEL FIBRILLAR Haemostat needed to achieve haemostasis at a particular bleeding site. This makes it convenient for hard to reach or irregularly shaped bleeding sites. Although it is easy to pull the desired amount of SURGICEL FIBRILLAR Haemostat from the entire supply, the group of selected fibres continue to cohere to one another and application to the bleeding site is easily controlled. Unwanted dispersal over the operative site does not occur.</text:p>
      <text:p text:style-name="P2">Actions</text:p>
      <text:p text:style-name="P2">The mechanism of action whereby SURGICEL FIBRILLAR Haemostat accelerates clotting is not completely understood, but it appears to be a physical effect rather than any alteration of the normal physiologic clotting mechanism. After SURGICEL FIBRILLAR Haemostat has been saturated with blood, it swells into a brownish or black gelatinous mass which aids in the formation of a clot, thereby serving as a haemostatic adjunct in the control of local haemorrhage. When used properly in minimal amounts, SURGICEL FIBRILLAR Haemostat is absorbed from the sites of implantation with practically no tissue reaction. Absorption depends upon several factors including the amount used, degree of saturation with blood, and the tissue bed.</text:p>
      <text:p text:style-name="P2">In addition to its local haemostatic properties, SURGICEL FIBRILLAR Haemostat is bactericidal in vitro against a wide range of gram positive and gram negative organisms including aerobes and anaerobes. SURGICEL FIBRILLAR Haemostat is bactericidal in vitro against strains of species including those of:</text:p>
      <text:p text:style-name="P2">Staphylococcus aureus »Bacillus subtilis</text:p>
      <text:p text:style-name="P2">Staphylococcus epidermidis »Proteus vulgaris</text:p>
      <text:p text:style-name="P2">Micrococcus luteus»Corynebacterium xerosis</text:p>
      <text:p text:style-name="P2">Streptococcus pyogenes Group A »Mycobacterium phlei</text:p>
      <text:p text:style-name="P2">Streptococcus pyogenes Group B »Clostridium tetani</text:p>
      <text:p text:style-name="P2">Streptococcus salivarius »Clostridium perfringens</text:p>
      <text:p text:style-name="P4">Page: 3</text:p>
      <text:p text:style-name="P2">Branhamella catarrhalis »Bacteroides fragilis</text:p>
      <text:p text:style-name="P2">Escherichia coli »Enterococcus</text:p>
      <text:p text:style-name="P2">Klebsiella aerogenes »Enterobacter cloacae</text:p>
      <text:p text:style-name="P2">Lactobacillus sp. »Pseudomonas aeruginosa</text:p>
      <text:p text:style-name="P2">Salmonella enteritidis» Pseudomonas stutzeri</text:p>
      <text:p text:style-name="P2">Shigella dysenteriae »Proteus mirabilis</text:p>
      <text:p text:style-name="P2"><text:soft-page-break/>Serratia marcescens</text:p>
      <text:p text:style-name="P2">methicillin-resistant Staphylococcus aureus (MRSA)</text:p>
      <text:p text:style-name="P2">penicillin-resistant Streptococcus pneumoniae (PRSP)</text:p>
      <text:p text:style-name="P2">vancomycin-resistant Enterococcus (VRE)</text:p>
      <text:p text:style-name="P2">methicillin-resistant Staphylococcus epidermidis (MRSE)</text:p>
      <text:p text:style-name="P2">Studies conducted in animals show that SURGICEL FIBRILLAR Haemostat in contrast to other haemostatic agents does not enhance experimental infection. SURGICEL FIBRILLAR Haemostat is not, however, an alternative to systemically applied therapeutic or prophylactic antimicrobial agents.</text:p>
      <text:p text:style-name="P2">SURGICEL FIBRILLAR Haemostat can be used in many areas of surgery, e.g. cardiovascular surgery, haemorrhoidectomy, implantation of vascular prostheses, biopsies, lung operations, surgery to the face and jaw, gastric resection, operations on the throat or nose, liver and gall bladder operations, gynaecological operations, thoracic and abdominal sympathectomies, neurosurgery, especially cerebral operations, thyroid operations, skin transplantations, and treatment of superficial injuries.</text:p>
      <text:p text:style-name="P2">Indications</text:p>
      <text:p text:style-name="P2">SURGICEL FIBRILLAR Haemostat is used adjunctively in surgical procedures to assist in the control of capillary, venous, and small arterial haemorrhage when ligation or other conventional methods of control are impractical or ineffective. SURGICEL FIBRILLAR Haemostat can be cut to size for use in endoscopic procedures.</text:p>
      <text:p text:style-name="P2">Contraindications</text:p>
      <text:p text:style-name="P2">• »Although packing or wadding sometimes is medically necessary, SURGICEL FIBRILLAR Haemostat should not be used in this manner, unless it is to be removed after haemostasis is achieved. (See Warnings and Precautions).</text:p>
      <text:p text:style-name="P2">• » SURGICEL FIBRILLAR Haemostat should not be used for implantation in bone defects, such as fractures, since there is a possibility of interference with callus formation and a theoretical chance of cyst formation.</text:p>
      <text:p text:style-name="P4">Page: 4</text:p>
      <text:p text:style-name="P3">• <text:span text:style-name="T1">»When SURGICEL FIBRILLAR Haemostat is used to help achieve haemostasis in, around, or in proximity to foramina in bone, areas of bony confine, the spinal cord, or the optic nerve and chiasm, it must always be removed after haemostasis is achieved since it will swell and could exert unwanted pressure.</text:span></text:p>
      <text:p text:style-name="P2">• »SURGICEL FIBRILLAR Haemostat should not be used to control haemorrhage from large arteries.</text:p>
      <text:p text:style-name="P8">• »SURGICEL FIBRILLAR Haemostat should not be used on non-haemorrhagic serous oozing surfaces, since body fluids other than whole blood, such as serum, do not react with SURGICEL FIBRILLAR Haemostat to produce satisfactory haemostatic effect.</text:p>
      <text:p text:style-name="P8">•»SURGICEL FIBRILLAR Haemostat should not be used as an adhesion prevention product.</text:p>
      <text:p text:style-name="P8">Warnings</text:p>
      <text:p text:style-name="P2">• »SURGICEL FIBRILLAR Haemostat is supplied sterile and as the material is not compatible with autoclaving or ethylene oxide sterilization SURGICEL FIBRILLAR Haemostat should not be re-sterilised.</text:p>
      <text:p text:style-name="P2">• »SURGICEL FIBRILLAR Haemostat is not intended as a substitute for careful surgery and the proper use of sutures and ligatures.</text:p>
      <text:p text:style-name="P3"><text:span text:style-name="T1">• »Closing SURGICEL FIBRILLAR Haemostat in a contaminated wound without drainage may </text:span><text:soft-page-break/><text:span text:style-name="T1">lead to complications and should be avoided.</text:span></text:p>
      <text:p text:style-name="P2">• »The haemostatic effect of SURGICEL FIBRILLAR Haemostat is greater when it is applied dry; therefore it should not be moistened with water or saline.</text:p>
      <text:p text:style-name="P2">• »SURGICEL FIBRILLAR Haemostat should not be impregnated with anti-infective agents or with other materials such as buffering or haemostatic substances. Its haemostatic effect is not enhanced by the addition of thrombin, the activity of which is destroyed by the low pH of the product.</text:p>
      <text:p text:style-name="P2">• »Although SURGICEL FIBRILLAR Haemostat may be left in situ when necessary, it is advisable to remove it once haemostasis is achieved. It must always be removed from the site of application when used in, around, or in proximity to foramina in bone, areas of bony confine, the spinal cord, and/or the optic nerve and chiasm regardless of the type of surgical procedure because SURGICEL FIBRILLAR Haemostat, by swelling, may exert pressure resulting in paralysis and/or nerve damage. Dislodgement of SURGICEL FIBRILLAR Haemostat could possibly occur by means such as repacking, further intraoperative manipulation, lavage, exaggerated respiration, etc. There have been reports that in procedures such as lobectomy, laminectomy and repair of a frontal skull fracture and lacerated lobe that SURGICEL FIBRILLAR Haemostat, when left in the patient after closure, migrated from the site of application into foramina in bone around the spinal cord resulting in paralysis and, in another case, the left orbit of the eye, causing blindness. While these reports cannot be confirmed, special care must be taken by physicians, regardless of the type of surgical procedure, to consider the advisability of removing SURGICEL FIBRILLAR Haemostat after haemostasis is achieved.</text:p>
      <text:p text:style-name="P2">• »Although SURGICEL FIBRILLAR Haemostat is bactericidal against a wide range of pathogenic microorganisms, it is not intended as a substitute for systemically administered therapeutic or prophylactic antimicrobial agents to control or prevent post-operative infections.</text:p>
      <text:p text:style-name="P2">Precautions</text:p>
      <text:p text:style-name="P2">• »Use only as much SURGICEL FIBRILLAR Haemostat as is necessary for haemostasis, holding it firmly in place until bleeding stops. Remove any excess before surgical closure in order to facilitate absorption and minimize the possibility of foreign body reaction.</text:p>
      <text:p text:style-name="P2">• »In urological procedures, minimal amounts of SURGICEL FIBRILLAR Haemostat should be used and care must be exercised to prevent plugging of the urethra, ureter, or a catheter by dislodged portions of the product.</text:p>
      <text:p text:style-name="P2">• »Since absorption of SURGICEL FIBRILLAR Haemostat could be prevented in chemically cauterized areas, its use should not be preceded by application of silver nitrate or any other escharotic chemicals.</text:p>
      <text:p text:style-name="P2">• »If SURGICEL FIBRILLAR Haemostat is used temporarily to line the cavity of large open wounds, it should be placed so as not to overlap the skin edges. It should also be removed from open wounds by forceps or by irrigation with sterile water or saline solution after bleeding has stopped.</text:p>
      <text:p text:style-name="P2">• »Precautions should be taken in otorhinolaryngologic surgery to assure that none of the material is aspirated by the patient. (Examples: controlling haemorrhage after tonsillectomy and controlling epistaxis).</text:p>
      <text:p text:style-name="P2">• »Care should be taken not to apply SURGICEL FIBRILLAR Haemostat too tightly when it is used as a wrap during vascular surgery (see Adverse Reactions).</text:p>
      <text:p text:style-name="P2">ˇ</text:p>
      <text:p text:style-name="P4"><text:soft-page-break/>Page: 6</text:p>
      <text:p text:style-name="P2">Directions for use in endoscopic procedures:</text:p>
      <text:p text:style-name="P2">(see Figures 1 and 2 on page 1).</text:p>
      <text:p text:style-name="P2">Figure 1. »SURGICEL FIBRILLAR Haemostat should be cut to the appropriate size for endoscopic placement. Standard endoscopic procedures should be used up to the point of placement of the absorbable haemostat. Grasp the SURGICEL FIBRILLAR Haemostat at one corner. With a steady backward motion, pull the material into the operating channel until the material is enclosed in the end of the laparoscope.</text:p>
      <text:p text:style-name="P2">Figure 2.A. »Place the laparoscope back into the patient via the sleeve and reposition the scope over the area of desired application. Slowly push the grasping instrument and material into the cavity.</text:p>
      <text:p text:style-name="P2">Figure 2.B. »With the use of grasping instruments in a second and/or third auxiliary site, placement can be made and the material positioned in place.</text:p>
      <text:p text:style-name="P2">Adverse reactions</text:p>
      <text:p text:style-name="P2">• »“Encapsulation” of fluid and foreign body reactions have been reported.</text:p>
      <text:p text:style-name="P2">• »There have been reports of stenotic effect when SURGICEL FIBRILLAR Haemostat has been applied as a wrap during vascular surgery. Although it has not been established that the stenosis was directly related to the use of SURGICEL FIBRILLAR Haemostat, it is important to be cautious and avoid applying the material tightly as a wrapping.</text:p>
      <text:p text:style-name="P2">• »Paralysis and nerve damage have been reported when SURGICEL FIBRILLAR Haemostat was used around, in, or in proximity to foramina in bone, areas of bony confine, the spinal cord, and/or the optic nerve and chiasm. While most of these reports have been in connection with laminectomy, reports of paralysis have also been received in connection with other procedures. Blindness has been reported in connection with surgical repair of a lacerated left frontal lobe when SURGICEL FIBRILLAR Haemostat was placed in the anterior cranial fossa (see Warnings and Precautions).</text:p>
      <text:p text:style-name="P2">• »Possible prolongation of drainage in cholecystectomies and difficulty passing urine per urethra after prostatectomy have been reported. There has been one report of a blocked ureter after kidney resection, in which postoperative catheterization was required.</text:p>
      <text:p text:style-name="P4">Page: 7</text:p>
      <text:p text:style-name="P3">• <text:span text:style-name="T1">»Occasional reports of “burning” and “stinging” sensations and sneezing when SURGICEL FIBRILLAR Haemostat has been used as packing in epistaxis, are believed to be due to the low pH of the product.</text:span></text:p>
      <text:p text:style-name="P2">• »Burning has been reported when SURGICEL FIBRILLAR Haemostat was applied after nasal polyp removal and after haemorrhoidectomy. Headache, burning, stinging and sneezing in epistaxis and other rhinological procedures. Also stinging when SURGICEL FIBRILLAR Haemostat was applied on surface wounds (varicose ulcerations, dermabrasions and donor sites) have been reported.</text:p>
      <text:p text:style-name="P2">Dosage and administration</text:p>
      <text:p text:style-name="P2">Sterile technique should be observed in removing SURGICEL FIBRILLAR Haemostat from its sterile container. Minimal amounts of SURGICEL FIBRILLAR Haemostat in appropriate size are laid on the bleeding site or held firmly against the tissues until haemostasis is obtained.</text:p>
      <text:p text:style-name="P3"><text:span text:style-name="T1">The amount required depends on the nature and intensity of the haemorrhage to be stopped. The haemostatic effect of SURGICEL FIBRILLAR Haemostat is particularly pronounced when used dry. Moistening the material with water or physiological saline solution is not </text:span><text:soft-page-break/><text:span text:style-name="T1">recommended. </text:span></text:p>
      <text:p text:style-name="P2">Storage and shelf-life</text:p>
      <text:p text:style-name="P2">SURGICEL FIBRILLAR Haemostat should be stored dry under controlled conditions (15°C-30°C) and protected from direct sunlight, in the original packaging.</text:p>
      <text:p text:style-name="P2">Do not use if individual pack damaged/opened. Do not re-sterilise. The supplied SURGICEL FIBRILLAR Haemostat is available sterile as an original pack in variable sizes.</text:p>
      <text:p text:style-name="P2">The use by date of this product is printed on the packaging. Do not use SURGICEL FIBRILLAR Haemostat after this date.</text:p>
      <text:p text:style-name="P2">ˇ</text:p>
      <text:p text:style-name="P6">Page: 8</text:p>
      <text:p text:style-name="P1">SYMBOLS USED ON LABELLING</text:p>
      <table:table table:name="Table1" table:style-name="Table1">
        <table:table-column table:style-name="Table1.A"/>
        <table:table-column table:style-name="Table1.B"/>
        <table:table-column table:style-name="Table1.C"/>
        <table:table-column table:style-name="Table1.D"/>
        <table:table-column table:style-name="Table1.B"/>
        <table:table-column table:style-name="Table1.F"/>
        <table:table-row>
          <table:table-cell table:style-name="Table1.A1" office:value-type="string">
            <text:p text:style-name="Table_20_Contents">￼</text:p>
          </table:table-cell>
          <table:table-cell table:style-name="Table1.A1" office:value-type="string">
            <text:p text:style-name="Table_20_Contents">=</text:p>
          </table:table-cell>
          <table:table-cell table:style-name="Table1.A1" office:value-type="string">
            <text:p text:style-name="Table_20_Contents">Single use</text:p>
          </table:table-cell>
          <table:table-cell table:style-name="Table1.A1" office:value-type="string">
            <text:p text:style-name="Table_20_Contents">￼</text:p>
          </table:table-cell>
          <table:table-cell table:style-name="Table1.A1" office:value-type="string">
            <text:p text:style-name="Table_20_Contents">=</text:p>
          </table:table-cell>
          <table:table-cell table:style-name="Table1.F1" office:value-type="string">
            <text:p text:style-name="Table_20_Contents">Manufacturer</text:p>
          </table:table-cell>
        </table:table-row>
        <table:table-row>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Use by—year and month</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F2" office:value-type="string">
            <text:p text:style-name="Table_20_Contents">See instructions for use</text:p>
          </table:table-cell>
        </table:table-row>
        <table:table-row>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Sterile. Method of sterilisation: irradiation</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F2" office:value-type="string">
            <text:p text:style-name="Table_20_Contents">Authorised representative in the European community</text:p>
          </table:table-cell>
        </table:table-row>
        <table:table-row>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Store 15-30°C.</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F2" office:value-type="string">
            <text:p text:style-name="Table_20_Contents">Batch number</text:p>
          </table:table-cell>
        </table:table-row>
        <table:table-row>
          <table:table-cell table:style-name="Table1.A2" office:value-type="string">
            <text:p text:style-name="Table_20_Contents">￼</text:p>
          </table:table-cell>
          <table:table-cell table:style-name="Table1.A2" office:value-type="string">
            <text:p text:style-name="Table_20_Contents">=</text:p>
          </table:table-cell>
          <table:table-cell table:style-name="Table1.F2" table:number-columns-spanned="4" office:value-type="string">
            <text:p text:style-name="Table_20_Contents">CE-mark and identification number of notified body</text:p>
          </table:table-cell>
          <table:covered-table-cell/>
          <table:covered-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proxima-nova" svg:font-family="proxima-nova, Arial, Verdana"/>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Tahoma"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 </meta:initial-creator>
    <meta:creation-date>2014-10-02T01:48:22.889210775</meta:creation-date>
    <dc:date>2014-10-02T06:38:40.067683327</dc:date>
    <dc:creator>alex </dc:creator>
    <meta:editing-duration>PT5M55S</meta:editing-duration>
    <meta:editing-cycles>3</meta:editing-cycles>
    <meta:generator>LibreOffice/4.3.2.2$Linux_x86 LibreOffice_project/edfb5295ba211bd31ad47d0bad0118690f76407d</meta:generator>
    <meta:document-statistic meta:table-count="1" meta:image-count="0" meta:object-count="0" meta:page-count="5" meta:paragraph-count="109" meta:word-count="1915" meta:character-count="12912" meta:non-whitespace-character-count="11105"/>
  </office:meta>
</office:document-meta>
</file>